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Таблиця2.14" style:family="table-row">
      <style:table-row-properties style:min-row-height="0.3118in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>
      <style:paragraph-properties fo:margin-left="0in" fo:margin-right="0in" fo:line-height="150%" fo:text-indent="0.3126in" style:auto-text-indent="false"/>
      <style:text-properties officeooo:paragraph-rsid="00377587"/>
    </style:style>
    <style:style style:name="P3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46b601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5" style:family="paragraph" style:parent-style-name="Standard">
      <style:paragraph-properties fo:margin-left="0in" fo:margin-right="0in" fo:margin-top="0.1945in" fo:margin-bottom="0.1945in" style:contextual-spacing="false" fo:line-height="150%" fo:text-indent="0in" style:auto-text-indent="false"/>
      <style:text-properties officeooo:paragraph-rsid="004b29a8"/>
    </style:style>
    <style:style style:name="P6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7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8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9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0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1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2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3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4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5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6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7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8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9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0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1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2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23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24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25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7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8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9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4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5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6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7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8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9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0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1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43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44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45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6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7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8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49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50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51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52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54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55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6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57" style:family="paragraph" style:parent-style-name="Standard">
      <style:paragraph-properties fo:margin-left="0in" fo:margin-right="0in" fo:line-height="150%" fo:text-indent="0.3126in" style:auto-text-indent="false"/>
      <style:text-properties fo:font-size="14pt" fo:language="uk" fo:country="UA" officeooo:rsid="00433c54" officeooo:paragraph-rsid="00433c54" style:font-size-asian="14pt" style:font-size-complex="14pt"/>
    </style:style>
    <style:style style:name="P58" style:family="paragraph" style:parent-style-name="Standard">
      <style:paragraph-properties fo:margin-left="0in" fo:margin-right="0in" fo:margin-top="0.1945in" fo:margin-bottom="0.1945in" style:contextual-spacing="false" fo:line-height="150%" fo:text-align="start" style:justify-single-word="false" fo:text-indent="0in" style:auto-text-indent="false"/>
      <style:text-properties fo:font-size="14pt" fo:font-weight="normal" officeooo:rsid="00665032" officeooo:paragraph-rsid="00665032" style:font-size-asian="12.25pt" style:font-weight-asian="normal" style:font-size-complex="14pt" style:font-weight-complex="normal"/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61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rsid="00699400" officeooo:paragraph-rsid="006b46bc" style:font-size-asian="14pt" style:font-weight-asian="bold" style:font-size-complex="14pt" style:font-weight-complex="bold"/>
    </style:style>
    <style:style style:name="P62" style:family="paragraph" style:parent-style-name="Normal">
      <style:paragraph-properties fo:text-align="center" style:justify-single-word="false"/>
    </style:style>
    <style:style style:name="P63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1" style:font-size-complex="14pt"/>
    </style:style>
    <style:style style:name="P64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65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fo:font-size="10pt" style:text-underline-style="solid" style:text-underline-width="auto" style:text-underline-color="font-color" style:font-size-asian="10pt"/>
    </style:style>
    <style:style style:name="T21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2" style:family="text">
      <style:text-properties style:text-position="super 63%" fo:font-size="8pt" style:font-size-asian="8pt"/>
    </style:style>
    <style:style style:name="T23" style:family="text">
      <style:text-properties fo:font-size="14pt" fo:language="uk" fo:country="UA" style:font-size-asian="14pt" style:font-size-complex="14pt"/>
    </style:style>
    <style:style style:name="T24" style:family="text">
      <style:text-properties fo:font-size="14pt" fo:language="uk" fo:country="UA" officeooo:rsid="0040a342" style:font-size-asian="14pt" style:font-size-complex="14pt"/>
    </style:style>
    <style:style style:name="T25" style:family="text">
      <style:text-properties fo:font-size="14pt" fo:language="uk" fo:country="UA" officeooo:rsid="0046b601" style:font-size-asian="14pt" style:font-size-complex="14pt"/>
    </style:style>
    <style:style style:name="T26" style:family="text">
      <style:text-properties fo:font-size="14pt" fo:language="uk" fo:country="UA" officeooo:rsid="004b29a8" style:font-size-asian="14pt" style:font-size-complex="14pt"/>
    </style:style>
    <style:style style:name="T27" style:family="text">
      <style:text-properties fo:font-size="14pt" fo:language="uk" fo:country="UA" fo:font-style="normal" fo:background-color="#ffffff" loext:char-shading-value="0" style:font-size-asian="14pt" style:font-style-asian="normal" style:font-size-complex="14pt" loext:padding="0in" loext:border="none" loext:shadow="none"/>
    </style:style>
    <style:style style:name="T28" style:family="text">
      <style:text-properties fo:font-size="14pt" fo:language="uk" fo:country="UA" fo:font-style="normal" officeooo:rsid="004b29a8" fo:background-color="#ffffff" loext:char-shading-value="0" style:font-size-asian="14pt" style:font-style-asian="normal" style:font-size-complex="14pt" loext:padding="0in" loext:border="none" loext:shadow="none"/>
    </style:style>
    <style:style style:name="T29" style:family="text">
      <style:text-properties fo:font-size="14pt" fo:language="uk" fo:country="UA" fo:font-style="normal" officeooo:rsid="0040a342" fo:background-color="#ffffff" loext:char-shading-value="0" style:font-size-asian="14pt" style:font-style-asian="normal" style:font-size-complex="14pt" loext:padding="0in" loext:border="none" loext:shadow="none"/>
    </style:style>
    <style:style style:name="T30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1" style:family="text">
      <style:text-properties fo:font-size="14pt" fo:language="uk" fo:country="UA" fo:font-style="normal" officeooo:rsid="0072f875" fo:background-color="#ffffff" loext:char-shading-value="0" style:font-size-asian="14pt" style:font-style-asian="normal" style:font-size-complex="14pt" loext:padding="0in" loext:border="none" loext:shadow="none"/>
    </style:style>
    <style:style style:name="T32" style:family="text">
      <style:text-properties fo:font-size="14pt" fo:language="uk" fo:country="UA" fo:font-style="normal" officeooo:rsid="0074c1e5" fo:background-color="#ffffff" loext:char-shading-value="0" style:font-size-asian="14pt" style:font-style-asian="normal" style:font-size-complex="14pt" loext:padding="0in" loext:border="none" loext:shadow="none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language="en" fo:country="US" fo:font-style="normal" officeooo:rsid="004b29a8" fo:background-color="#ffffff" loext:char-shading-value="0" style:font-size-asian="14pt" style:font-style-asian="normal" style:font-size-complex="14pt" loext:padding="0in" loext:border="none" loext:shadow="none"/>
    </style:style>
    <style:style style:name="T35" style:family="text">
      <style:text-properties fo:font-size="14pt" fo:language="en" fo:country="US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6" style:family="text">
      <style:text-properties fo:font-size="14pt" fo:language="en" fo:country="US" fo:font-style="normal" officeooo:rsid="0072f875" fo:background-color="#ffffff" loext:char-shading-value="0" style:font-size-asian="14pt" style:font-style-asian="normal" style:font-size-complex="14pt" loext:padding="0in" loext:border="none" loext:shadow="none"/>
    </style:style>
    <style:style style:name="T37" style:family="text">
      <style:text-properties fo:language="en" fo:country="US"/>
    </style:style>
    <style:style style:name="T38" style:family="text">
      <style:text-properties officeooo:rsid="0046b601"/>
    </style:style>
    <style:style style:name="T39" style:family="text">
      <style:text-properties officeooo:rsid="006b46bc"/>
    </style:style>
    <style:style style:name="T40" style:family="text">
      <style:text-properties officeooo:rsid="007146d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НАЦІОНАЛЬНИЙ ТЕХНІЧНИЙ УНІВЕРСИТЕТ УКРАЇНИ </text:p>
      <text:p text:style-name="P46">«КИЇВСЬКИЙ ПОЛІТЕХНІЧНИЙ ІНСТИТУТ <text:s/></text:p>
      <text:p text:style-name="P47">ІМЕНІ ІГОРЯ СІКОРСЬКОГО» </text:p>
      <text:p text:style-name="P25"><text:span text:style-name="Default_20_Paragraph_20_Font"><text:span text:style-name="T1">ФАКУЛЬТЕТ ІНФОРМАТИКИ ТА ОБЧИСЛЮВАЛЬНОЇ ТЕХНІКИ</text:span></text:span> </text:p>
      <text:p text:style-name="P6"><text:span text:style-name="Default_20_Paragraph_20_Font"><text:span text:style-name="T2">(повна назва інституту/факультету) </text:span></text:span></text:p>
      <text:p text:style-name="P26"><text:span text:style-name="Default_20_Paragraph_20_Font"><text:span text:style-name="T1">КАФЕДРА інформатики та програмної інженерії</text:span></text:span> </text:p>
      <text:p text:style-name="P22"><text:span text:style-name="Default_20_Paragraph_20_Font"><text:span text:style-name="T3">(повна назва кафедри) </text:span></text:span></text:p>
      <text:p text:style-name="P7"><text:s/></text:p>
      <text:p text:style-name="P7"/>
      <text:p text:style-name="P7"><text:s/></text:p>
      <text:p text:style-name="P7"><text:s text:c="2"/></text:p>
      <text:p text:style-name="P52"><text:bookmark-start text:name="__RefHeading___Toc1256_1052666017"/>КУРСОВА РОБОТА <text:bookmark-end text:name="__RefHeading___Toc1256_1052666017"/></text:p>
      <text:p text:style-name="P23">з дисципліни <text:span text:style-name="Default_20_Paragraph_20_Font"><text:span text:style-name="T1">«Бази даних»</text:span></text:span> </text:p>
      <text:p text:style-name="P24"><text:span text:style-name="Default_20_Paragraph_20_Font"><text:span text:style-name="T3">(назва дисципліни) </text:span></text:span></text:p>
      <text:p text:style-name="P48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51">____________________________________________________________</text:p>
      <text:p text:style-name="P7"><text:s/></text:p>
      <text:p text:style-name="P49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49"><text:span text:style-name="Default_20_Paragraph_20_Font"><text:span text:style-name="T8"><text:tab/> <text:s text:c="10"/>Панченко С.В <text:s text:c="29"/></text:span></text:span></text:p>
      <text:p text:style-name="P8"><text:span text:style-name="Default_20_Paragraph_20_Font"><text:span text:style-name="T10">(прізвище та ініціали) </text:span></text:span></text:p>
      <text:p text:style-name="P49"><text:span text:style-name="Default_20_Paragraph_20_Font"><text:span text:style-name="T5">Керівник ___________________________ ____________________________________ </text:span></text:span></text:p>
      <text:p text:style-name="P27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43"><text:span text:style-name="Default_20_Paragraph_20_Font"><text:span text:style-name="T5"><text:s/></text:span></text:span></text:p>
      <text:p text:style-name="P49"><text:span text:style-name="Default_20_Paragraph_20_Font"><text:span text:style-name="T5">Національна шкала <text:s text:c="3"/>_____________________ <text:s text:c="4"/></text:span></text:span></text:p>
      <text:p text:style-name="P9"><text:span text:style-name="Default_20_Paragraph_20_Font"><text:span text:style-name="T5"><text:s/></text:span></text:span></text:p>
      <text:p text:style-name="P49"><text:span text:style-name="Default_20_Paragraph_20_Font"><text:span text:style-name="T5">Кількість балів: ______ <text:s/>Оцінка ECTS _______ </text:span></text:span></text:p>
      <text:p text:style-name="P10"><text:span text:style-name="Default_20_Paragraph_20_Font"><text:span text:style-name="T5"><text:s/></text:span></text:span></text:p>
      <text:p text:style-name="P11"><text:s/></text:p>
      <text:p text:style-name="P28"><text:s/></text:p>
      <text:p text:style-name="P50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12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50"><text:span text:style-name="Default_20_Paragraph_20_Font"><text:span text:style-name="T5"><text:s text:c="33"/>_______________ ___________________________________________ <text:s text:c="20"/></text:span></text:span></text:p>
      <text:p text:style-name="P12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50"><text:span text:style-name="Default_20_Paragraph_20_Font"><text:span text:style-name="T5"><text:s text:c="33"/>_______________ ___________________________________________ <text:s text:c="20"/></text:span></text:span></text:p>
      <text:p text:style-name="P1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28"><text:s/></text:p>
      <text:p text:style-name="P28"><text:s/></text:p>
      <text:p text:style-name="P14">Київ – 202<text:span text:style-name="T12">2</text:span> рік </text:p>
      <text:p text:style-name="P52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29"><text:span text:style-name="Default_20_Paragraph_20_Font"><text:span text:style-name="T16"><text:s/></text:span></text:span></text:p>
      <text:p text:style-name="P30">Факультет <text:s text:c="2"/><text:span text:style-name="Default_20_Paragraph_20_Font"><text:span text:style-name="T1">Інформатики та обчислювальної техніки</text:span></text:span> </text:p>
      <text:p text:style-name="P34"><text:span text:style-name="Default_20_Paragraph_20_Font"><text:span text:style-name="T3"><text:s text:c="54"/>(повна назва) </text:span></text:span></text:p>
      <text:p text:style-name="P30">Кафедра <text:s text:c="4"/><text:span text:style-name="Default_20_Paragraph_20_Font"><text:span text:style-name="T1">Інформатики та програмної інженерії</text:span></text:span> <text:s/></text:p>
      <text:p text:style-name="P31"><text:span text:style-name="Default_20_Paragraph_20_Font"><text:span text:style-name="T18"><text:s text:c="55"/>(повна назва) </text:span></text:span></text:p>
      <text:p text:style-name="P53">Дисципліна <text:s/><text:span text:style-name="Default_20_Paragraph_20_Font"><text:span text:style-name="T1">Бази даних</text:span></text:span> </text:p>
      <text:p text:style-name="P35"><text:s/></text:p>
      <text:p text:style-name="P53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62"><text:span text:style-name="Default_20_Paragraph_20_Font"><text:s/></text:span></text:p>
      <text:p text:style-name="P62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62"><text:span text:style-name="Default_20_Paragraph_20_Font"><text:span text:style-name="T17">НА КУРСОВУ РОБОТУ СТУДЕНТУ </text:span></text:span></text:p>
      <text:p text:style-name="P42"><text:span text:style-name="Default_20_Paragraph_20_Font"><text:span text:style-name="T11"><text:s/></text:span></text:span><text:span text:style-name="Default_20_Paragraph_20_Font"><text:span text:style-name="T20"><text:s text:c="68"/></text:span></text:span><text:span text:style-name="Default_20_Paragraph_20_Font"><text:span text:style-name="T21">Панченко Сергій Віталійович</text:span></text:span><text:span text:style-name="Default_20_Paragraph_20_Font"><text:span text:style-name="T20"> <text:s text:c="100"/></text:span></text:span><text:span text:style-name="Default_20_Paragraph_20_Font"><text:span text:style-name="T18"><text:s text:c="9"/></text:span></text:span></text:p>
      <text:p text:style-name="P42"><text:span text:style-name="Default_20_Paragraph_20_Font"><text:span text:style-name="T10"><text:s/></text:span></text:span><text:span text:style-name="Default_20_Paragraph_20_Font"><text:span text:style-name="T18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2"> </text:span></text:span></text:p>
      <text:list xml:id="list2338205602" text:style-name="L1">
        <text:list-item>
          <text:p text:style-name="P64">Тема роботи _____________________________________________ </text:p>
        </text:list-item>
      </text:list>
      <text:p text:style-name="P53">__________________________________________________________________ <text:s/></text:p>
      <text:p text:style-name="P55">__________________________________________________________________ __________________________________________________________________ керівник роботи <text:s text:c="12"/>_____________________________________________ </text:p>
      <text:p text:style-name="P15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223425259085634" text:continue-numbering="true" text:style-name="L1">
        <text:list-item>
          <text:p text:style-name="P64">Строк подання студентом роботи <text:s text:c="16"/>__________________________ </text:p>
        </text:list-item>
        <text:list-item>
          <text:p text:style-name="P64">Вихідні дані до роботи <text:s text:c="16"/>____________________________________ </text:p>
        </text:list-item>
      </text:list>
      <text:p text:style-name="P53">__________________________________________________________________</text:p>
      <text:p text:style-name="P53">__________________________________________________________________</text:p>
      <text:p text:style-name="P55">__________________________________________________________________ __________________________________________________________________ __________________________________________________________________</text:p>
      <text:p text:style-name="P54">__________________________________________________________________ ________________________________________________ </text:p>
      <text:list xml:id="list223424796991302" text:continue-numbering="true" text:style-name="L1">
        <text:list-item>
          <text:p text:style-name="P64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53">__________________________________________________________________</text:p>
      <text:p text:style-name="P55">__________________________________________________________________ __________________________________________________________________ __________________________________________________________________</text:p>
      <text:p text:style-name="P53">__________________________________________________________________</text:p>
      <text:p text:style-name="P54">__________________________________________________________________ ________________________________________________________ </text:p>
      <text:list xml:id="list223425420897169" text:continue-numbering="true" text:style-name="L1">
        <text:list-item>
          <text:p text:style-name="P64">Перелік графічного матеріалу (з точним зазначенням обов’язкових креслень) </text:p>
        </text:list-item>
      </text:list>
      <text:p text:style-name="P53">__________________________________________________________________</text:p>
      <text:p text:style-name="P55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16"><text:span text:style-name="Default_20_Paragraph_20_Font"><text:span text:style-name="T16"><text:s/></text:span></text:span></text:p>
      <text:list xml:id="list223424893912820" text:continue-numbering="true" text:style-name="L1">
        <text:list-item>
          <text:p text:style-name="P65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37"><text:span text:style-name="Default_20_Paragraph_20_Font"><text:span text:style-name="T4"><text:s/></text:span></text:span></text:p>
      <text:p text:style-name="P37"><text:span text:style-name="Default_20_Paragraph_20_Font"><text:span text:style-name="T4"><text:s/></text:span></text:span></text:p>
      <text:p text:style-name="P38"><text:span text:style-name="Default_20_Paragraph_20_Font"><text:span text:style-name="T4"><text:s/></text:span></text:span></text:p>
      <text:p text:style-name="P62"><text:bookmark-start text:name="__RefHeading___Toc1262_1052666017"/><text:span text:style-name="T17">КАЛЕНДАРНИЙ ПЛАН</text:span> <text:bookmark-end text:name="__RefHeading___Toc1262_1052666017"/></text:p>
      <text:p text:style-name="P36"><text:span text:style-name="Default_20_Paragraph_20_Font"><text:span text:style-name="T19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0"><text:span text:style-name="Default_20_Paragraph_20_Font"><text:span text:style-name="T5">№ </text:span></text:span></text:p>
            <text:p text:style-name="P41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44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</table:table>
      <text:p text:style-name="P36"><text:span text:style-name="Default_20_Paragraph_20_Font"><text:span text:style-name="T19"><text:s/></text:span></text:span></text:p>
      <text:p text:style-name="P21"><text:span text:style-name="Default_20_Paragraph_20_Font"><text:span text:style-name="T19"><text:s/></text:span></text:span></text:p>
      <text:p text:style-name="P30"><text:span text:style-name="Default_20_Paragraph_20_Font"><text:span text:style-name="T19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32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30"><text:span text:style-name="Default_20_Paragraph_20_Font"><text:span text:style-name="T9">Керівник роботи <text:s text:c="5"/>_____________ <text:s/>______________________ </text:span></text:span></text:p>
      <text:p text:style-name="P33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39"><text:span text:style-name="Default_20_Paragraph_20_Font"><text:span text:style-name="T18"><text:s/><text:tab/> </text:span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h text:style-name="P60" text:outline-level="1"><text:bookmark-start text:name="_Toc105261920"/><text:bookmark-start text:name="_Toc105243118"/><text:bookmark-start text:name="__RefHeading___Toc1264_1052666017"/><text:bookmark-start text:name="_Toc104703868"/><text:soft-page-break/>Анотація<text:bookmark-end text:name="_Toc105261920"/><text:bookmark-end text:name="_Toc105243118"/><text:bookmark-end text:name="__RefHeading___Toc1264_1052666017"/><text:bookmark-end text:name="_Toc104703868"/></text:h>
      <text:p text:style-name="P56"/>
      <text:p text:style-name="P2"><text:span text:style-name="T23">Пояснювальна записка до курсової роботи</text:span><text:span text:style-name="T33">: </text:span><text:span text:style-name="T23">81</text:span><text:span text:style-name="T33"> </text:span><text:span text:style-name="T23">сторінок</text:span><text:span text:style-name="T33">, </text:span><text:span text:style-name="T23">10</text:span><text:span text:style-name="T33"> рис</text:span><text:span text:style-name="T23">унки</text:span><text:span text:style-name="T33">, </text:span><text:span text:style-name="T23">12</text:span><text:span text:style-name="T33"> табл</text:span><text:span text:style-name="T23">иць, 1 посилання</text:span><text:span text:style-name="T33">.</text:span></text:p>
      <text:p text:style-name="P2"><text:span text:style-name="T23">Об’єкт дослідження</text:span><text:span text:style-name="T33">: </text:span><text:span text:style-name="T24">база даних для збереження даних про футбольні чемпіонати.</text:span></text:p>
      <text:p text:style-name="P2"><text:span text:style-name="T23">Мета роботи</text:span><text:span text:style-name="T33">: </text:span><text:span text:style-name="T23">закріплення навичок з проектування, реалізації реляційних баз даних та їх використання для практичних задач. </text:span></text:p>
      <text:p text:style-name="P57">Проведено аналіз предметного середовища, визначено сутності, атриблути та зв’язки між об’єктами. Побудована <text:span text:style-name="T37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38">Розроблено скрипти для побудови спроектованої бази даних, імпортовано дані в неї, виконано різноманітні запити до неї.</text:span></text:p>
      <text:p text:style-name="P3"><text:span text:style-name="Default_20_Paragraph_20_Font"><text:span text:style-name="T23">Виконана програмна реалізація </text:span></text:span><text:span text:style-name="Default_20_Paragraph_20_Font"><text:span text:style-name="T25">бази даних для </text:span></text:span><text:span text:style-name="Default_20_Paragraph_20_Font"><text:span text:style-name="T24">збереження </text:span></text:span><text:span text:style-name="Default_20_Paragraph_20_Font"><text:span text:style-name="T26">інформації</text:span></text:span><text:span text:style-name="Default_20_Paragraph_20_Font"><text:span text:style-name="T24"> про футбольні чемпіонати </text:span></text:span><text:span text:style-name="Default_20_Paragraph_20_Font"><text:span text:style-name="T25">( варіант 23 )</text:span></text:span><text:span text:style-name="Default_20_Paragraph_20_Font"><text:span text:style-name="T24">.</text:span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9"><text:a xlink:type="simple" xlink:href="#__RefHeading___Toc1264_1052666017" text:style-name="Index_20_Link" text:visited-style-name="Index_20_Link">Анотація<text:tab/>4</text:a></text:p>
          <text:p text:style-name="P59"><text:a xlink:type="simple" xlink:href="#__RefHeading___Toc12085_1052666017" text:style-name="Index_20_Link" text:visited-style-name="Index_20_Link">Вступ<text:tab/>6</text:a></text:p>
          <text:p text:style-name="P59"><text:a xlink:type="simple" xlink:href="#__RefHeading___Toc12088_1052666017" text:style-name="Index_20_Link" text:visited-style-name="Index_20_Link">1 Опис предметної області<text:tab/>7</text:a></text:p>
        </text:index-body>
      </text:table-of-content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h text:style-name="P63" text:outline-level="1"><text:bookmark-start text:name="_Toc104703869"/><text:bookmark-start text:name="__RefHeading___Toc12085_1052666017"/><text:bookmark-start text:name="_Toc105261921"/>Вступ<text:bookmark-end text:name="_Toc104703869"/><text:bookmark-end text:name="__RefHeading___Toc12085_1052666017"/><text:bookmark-end text:name="_Toc105261921"/></text:h>
      <text:p text:style-name="P4"><text:span text:style-name="Emphasis"><text:span text:style-name="T27">Дана робота присвячена вивченню розробки програмного забезпечення з </text:span></text:span><text:span text:style-name="Emphasis"><text:span text:style-name="T34">SQL</text:span></text:span><text:span text:style-name="Emphasis"><text:span text:style-name="T27">, і стосується </text:span></text:span><text:span text:style-name="Emphasis"><text:span text:style-name="T28">проектування бази даних для з</text:span></text:span><text:span text:style-name="Emphasis"><text:span text:style-name="T29">береження </text:span></text:span><text:span text:style-name="Emphasis"><text:span text:style-name="T28">інформації</text:span></text:span><text:span text:style-name="Emphasis"><text:span text:style-name="T29"> про футбольні чемпіонати.</text:span></text:span><text:span text:style-name="Emphasis"><text:span text:style-name="T27"> Задача полягає </text:span></text:span><text:span text:style-name="Emphasis"><text:span text:style-name="T30">в аналізі предметної області, побудови</text:span></text:span><text:span text:style-name="Emphasis"><text:span text:style-name="T35"> ER-</text:span></text:span><text:span text:style-name="Emphasis"><text:span text:style-name="T30">діаграми та датологічної схеми реляційної бази даних, написанні</text:span></text:span><text:span text:style-name="Emphasis"><text:span text:style-name="T35"> SQL</text:span></text:span><text:span text:style-name="Emphasis"><text:span text:style-name="T30"> скриптів та запитів до неї. </text:span></text:span><text:span text:style-name="Emphasis"><text:span text:style-name="T31">Виконання роботи проведено з допомогою </text:span></text:span><text:span text:style-name="Emphasis"><text:span text:style-name="T32">Postgre</text:span></text:span><text:span text:style-name="Emphasis"><text:span text:style-name="T36">SQL, </text:span></text:span><text:span text:style-name="Emphasis"><text:span text:style-name="T31">оскільки її найзручніше використовувати під </text:span></text:span><text:span text:style-name="Emphasis"><text:span text:style-name="T36">Linux</text:span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5"><text:soft-page-break/></text:p>
      <text:h text:style-name="P61" text:outline-level="1"><text:bookmark-start text:name="__RefHeading___Toc12088_1052666017"/><text:span text:style-name="T40">1 </text:span><text:bookmark-start text:name="_Toc1052619201"/><text:bookmark-start text:name="_Toc1052431181"/><text:bookmark-start text:name="_Toc1047038681"/><text:span text:style-name="T39">О</text:span><text:bookmark-end text:name="_Toc1052619201"/><text:bookmark-end text:name="_Toc1052431181"/><text:bookmark-end text:name="_Toc1047038681"/>пис предметної області<text:bookmark-end text:name="__RefHeading___Toc12088_1052666017"/></text:h>
      <text:p text:style-name="P58">авав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8:19:13.918184504</dc:date>
    <meta:editing-duration>PT2H12M24S</meta:editing-duration>
    <meta:editing-cycles>28</meta:editing-cycles>
    <meta:generator>LibreOffice/7.3.6.2$Linux_X86_64 LibreOffice_project/30$Build-2</meta:generator>
    <meta:document-statistic meta:table-count="1" meta:image-count="0" meta:object-count="0" meta:page-count="7" meta:paragraph-count="162" meta:word-count="441" meta:character-count="6139" meta:non-whitespace-character-count="4730"/>
  </office:meta>
</office:document-meta>
</file>